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note">
      <style:text-properties officeooo:paragraph-rsid="00057231"/>
    </style:style>
    <style:style style:name="P2" style:family="paragraph" style:parent-style-name="Footnote">
      <style:text-properties officeooo:paragraph-rsid="00070e47"/>
    </style:style>
    <style:style style:name="P3" style:family="paragraph" style:parent-style-name="Footnote">
      <style:text-properties officeooo:paragraph-rsid="00094dab"/>
    </style:style>
    <style:style style:name="P4" style:family="paragraph" style:parent-style-name="Footnote">
      <style:paragraph-properties fo:margin-left="1.251cm" fo:margin-right="0cm" fo:text-indent="-0.598cm" style:auto-text-indent="false"/>
      <style:text-properties officeooo:paragraph-rsid="00094dab"/>
    </style:style>
    <style:style style:name="P5" style:family="paragraph" style:parent-style-name="Standard">
      <style:text-properties officeooo:paragraph-rsid="00057231"/>
    </style:style>
    <style:style style:name="P6" style:family="paragraph" style:parent-style-name="Standard">
      <style:text-properties fo:font-style="italic" officeooo:paragraph-rsid="00057231" style:font-style-asian="italic" style:font-style-complex="italic"/>
    </style:style>
    <style:style style:name="P7" style:family="paragraph" style:parent-style-name="Standard">
      <style:text-properties officeooo:paragraph-rsid="00070e47"/>
    </style:style>
    <style:style style:name="P8" style:family="paragraph" style:parent-style-name="Standard">
      <style:text-properties officeooo:paragraph-rsid="0007cdd1"/>
    </style:style>
    <style:style style:name="P9" style:family="paragraph" style:parent-style-name="Standard">
      <style:text-properties officeooo:paragraph-rsid="00094dab"/>
    </style:style>
    <style:style style:name="P10" style:family="paragraph" style:parent-style-name="Standard">
      <style:text-properties officeooo:paragraph-rsid="000a16c7"/>
    </style:style>
    <style:style style:name="P11" style:family="paragraph" style:parent-style-name="Standard">
      <style:text-properties officeooo:paragraph-rsid="000d5486"/>
    </style:style>
    <style:style style:name="T1" style:family="text">
      <style:text-properties officeooo:rsid="00057231"/>
    </style:style>
    <style:style style:name="T2" style:family="text">
      <style:text-properties officeooo:rsid="00070e47"/>
    </style:style>
    <style:style style:name="T3" style:family="text">
      <style:text-properties fo:font-style="italic" officeooo:rsid="00070e47" style:font-style-asian="italic" style:font-style-complex="italic"/>
    </style:style>
    <style:style style:name="T4" style:family="text">
      <style:text-properties fo:font-style="italic" officeooo:rsid="00094dab" style:font-style-asian="italic" style:font-style-complex="italic"/>
    </style:style>
    <style:style style:name="T5" style:family="text">
      <style:text-properties officeooo:rsid="0007cdd1"/>
    </style:style>
    <style:style style:name="T6" style:family="text">
      <style:text-properties officeooo:rsid="00084f27"/>
    </style:style>
    <style:style style:name="T7" style:family="text">
      <style:text-properties officeooo:rsid="00094dab"/>
    </style:style>
    <style:style style:name="T8" style:family="text">
      <style:text-properties fo:font-style="normal" officeooo:rsid="00094dab" style:font-style-asian="normal" style:font-style-complex="normal"/>
    </style:style>
    <style:style style:name="T9" style:family="text">
      <style:text-properties fo:font-style="normal" officeooo:rsid="000a16c7" style:font-style-asian="normal" style:font-style-complex="normal"/>
    </style:style>
    <style:style style:name="T10" style:family="text">
      <style:text-properties fo:font-style="normal" officeooo:rsid="000b649b" style:font-style-asian="normal" style:font-style-complex="normal"/>
    </style:style>
    <style:style style:name="T11" style:family="text">
      <style:text-properties fo:font-style="normal" officeooo:rsid="000d5486" style:font-style-asian="normal" style:font-style-complex="normal"/>
    </style:style>
    <style:style style:name="T12" style:family="text">
      <style:text-properties officeooo:rsid="000d54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i come gli shapefile si possano trasformare in GEOjson ma di come un'altra soluzione si è poi rivelata migliore.</text:span></text:p>
      <text:p text:style-name="P5"><text:span text:style-name="T1"/></text:p>
      <text:p text:style-name="P5"><text:span text:style-name="T1">Il compito che ci era stato inizialmente assegnato consisteva nel rappresentare su mappa un set di dati presenti negli Opendata</text:span><text:span text:style-name="T1"><text:note text:id="ftn0" text:note-class="footnote"><text:note-citation>1</text:note-citation><text:note-body><text:p text:style-name="P1"><text:span text:style-name="T1">sito opendata</text:span></text:p></text:note-body></text:note></text:span><text:span text:style-name="T1"> del Comune di Firenze. I dati, liberamente scaricabili da un portale apposito del Comune, sono rappresentati in un formato particolare, ma piuttosto diffuso nell'ambiente GIS: </text:span><text:span text:style-name="T12">sono</text:span><text:span text:style-name="T1"> shapefile. </text:span><text:span text:style-name="T12">Uno</text:span><text:span text:style-name="T1"> shapefile </text:span><text:span text:style-name="T12">è un</text:span><text:span text:style-name="T1"> insiem</text:span><text:span text:style-name="T12">e</text:span><text:span text:style-name="T1"> di file con diversa estensione (.shp, .dbf, .shx, ...) che rappresentano dati geolocalizzati, utilizzabili come layer su una mappa. Non avendo mai avuto a che fare in precedenza con questo formato, abbiamo dovuto esplorare diverse strade prima di capire che contenuti effettivamente avessimo in mano e come usarli su una mappa. Quasi tutti i file erano binari o codificati</text:span><text:span text:style-name="T12">, per questo inutilizzabili</text:span><text:span text:style-name="T1"> con un editor di testo. Abbiamo provato a ispezionarne il contenuto utilizzando una libreria python</text:span><text:span text:style-name="T1"><text:note text:id="ftn1" text:note-class="footnote"><text:note-citation>2</text:note-citation><text:note-body><text:p text:style-name="P2"><text:span text:style-name="T2">python shapefile</text:span></text:p></text:note-body></text:note></text:span><text:span text:style-name="T2"> e siamo arrivati ad ottenere i primi risultati: avevamo coordinate ed una breve descrizione per ogni punto. Ma come visualizzarli su una mappa? Se il formato shapefile è così diffuso, possibile che non ci sia un metodo "standard" per utilizzarlo? Seguendo questo ragionamento, abbiamo trovato QGis</text:span><text:span text:style-name="T2"><text:note text:id="ftn2" text:note-class="footnote"><text:note-citation>3</text:note-citation><text:note-body><text:p text:style-name="P2"><text:span text:style-name="T2">link qgis</text:span></text:p></text:note-body></text:note></text:span><text:span text:style-name="T2">, programma </text:span><text:span text:style-name="T3">must</text:span><text:span text:style-name="T2"> nell'ambiente gis, che permette di visualizzare e modificare gli shapefile</text:span><text:span text:style-name="T12">;</text:span><text:span text:style-name="T2"> ma soprattutto abbiamo trovato un semplice applicativo linux che, con una riga</text:span><text:span text:style-name="T2"><text:note text:id="ftn3" text:note-class="footnote"><text:note-citation>4</text:note-citation><text:note-body><text:p text:style-name="P2"><text:span text:style-name="T2">ogr2ogr -f geoJSON output.json input.shp</text:span></text:p></text:note-body></text:note></text:span><text:span text:style-name="T2">, permette di trasformare i dati sparsi in questi file </text:span><text:span text:style-name="T12">di diversa estensione (</text:span><text:span text:style-name="T2">e poco utilizzabili</text:span><text:span text:style-name="T12">)</text:span><text:span text:style-name="T2"> in più comodi GEOJson.</text:span></text:p>
      <text:p text:style-name="P7"><text:span text:style-name="T2">LeaFlet, la libreria javascript a cui stavamo guardando per gestire la nostra mappa, supporta ottimamente i GeoJson: in pochi passaggi sarebbe stato possibile avere il nostro layer archeologico su una base OpenStreetMap.</text:span></text:p>
      <text:p text:style-name="P7"><text:span text:style-name="T2">Purtroppo, però, i GeoJson prodotti non erano leggibili da Leaflet: le coordinate estratte dagli shapefile (identiche a quelle ottenute, in maniera meno immediata, con la libreria python), non sembravano essere né in gradi decimali, né in gradi minuti secondi, né millisecondi.</text:span></text:p>
      <text:p text:style-name="P7"><text:span text:style-name="T2"/></text:p>
      <text:p text:style-name="P7"><text:span text:style-name="T2">Contestualmente, ci siamo resi conto che:</text:span></text:p>
      <text:p text:style-name="P7"><text:span text:style-name="T2">1. sul sito da cui avevamo scaricato i dati è richiesto un permesso formale per poter fare qualcosa con essi;</text:span></text:p>
      <text:p text:style-name="P8"><text:span text:style-name="T2">2. esiste già un sito</text:span><text:span text:style-name="T2"><text:note text:id="ftn4" text:note-class="footnote"><text:note-citation>5</text:note-citation><text:note-body><text:p text:style-name="Footnote"><text:a xlink:type="simple" xlink:href="http://archeologia.comune.fi.it/Ritrovamento_list.php" office:target-frame-name="_blank" xlink:show="new">http://archeologia.comune.fi.it</text:a></text:p></text:note-body></text:note></text:span><text:span text:style-name="T2"> ch</text:span><text:span text:style-name="T5">e mostra su mappa (non interattiva) questi dati e riporta, oltre ai dati disponibili in Opendata, anche descrizione approfondita e bibliografia di ogni ritrovamento archeologico, talvolta anche fotografie.</text:span></text:p>
      <text:p text:style-name="P8"><text:span text:style-name="T5"/></text:p>
      <text:p text:style-name="P8"><text:span text:style-name="T5">Scrivendo per email l'ente che gestisce quei dati, ci siamo messi in contatto con Emiliano Scampoli, l'archeologo che ha curato, assieme a Carlo Francini del Comune di Firenze, la pubblicazione dei dati su opendata e la realizzazione del sito archeologia.comune.fi.it.</text:span></text:p>
      <text:p text:style-name="P8"><text:span text:style-name="T5">Il dottor Scampoli si è rivelato </text:span><text:span text:style-name="T6">estremamente disponibile: avevamo l'ok formale all'uso dei dati; nell'arco di due settimane abbiamo avuto accesso a delle API, costruite appositamente, da interrogare per ottenere i dati aggiuntivi di cui avevamo bisogno (descrizione, bibliografia, foto); e avevamo, infine, anche la soluzione al problema delle coordinate: t</text:span><text:span text:style-name="T2">utte le geometrie </text:span><text:span text:style-name="T6">erano</text:span><text:span text:style-name="T2"> in </text:span><text:span text:style-name="T3">srid 3003</text:span><text:span text:style-name="T2">. Per convertirle in un sistema compatibile con le mappe </text:span><text:span text:style-name="T3">srid 4326</text:span><text:span text:style-name="T2"> </text:span><text:span text:style-name="T6">è sufficiente </text:span><text:span text:style-name="T2">usare un programma come qgis.</text:span></text:p>
      <text:p text:style-name="P9"><text:span text:style-name="T7">Avevamo i dati archeologici sulla mappa.</text:span></text:p>
      <text:p text:style-name="P9"><text:span text:style-name="T7"/></text:p>
      <text:p text:style-name="P9"><text:span text:style-name="T7">A questo punto ci siamo posti il problema di come </text:span><text:span text:style-name="T4">servire</text:span><text:span text:style-name="T8"> questi dati al client: una possibile strada sarebbe stata quella di includere i GeoJson direttamente nell'app. Sicuramente sarebbe stato funzionale, ma avremmo avuto una app di quasi 20MB</text:span><text:span text:style-name="T11"> (</text:span><text:span text:style-name="T8">troppo</text:span><text:span text:style-name="T11">)</text:span><text:span text:style-name="T8"> e non facilmente aggiornabile</text:span><text:span text:style-name="T11"> con nuovi dati</text:span><text:span text:style-name="T8">.</text:span></text:p>
      <text:p text:style-name="P9"><text:soft-page-break/><text:span text:style-name="T8">Un'altra possibilità era di fornire i dati dal server, inviando soltanto quelli relativi alla sezione di mappa visualizzata. Ma cosa sarebbe successo allontanandosi con lo zoom fino a vedere tutta l'area interessata? Il client sarebbe stato costretto a scaricare </text:span><text:span text:style-name="T4">live</text:span><text:span text:style-name="T8"> l'intero pacchetto di 20MB?</text:span></text:p>
      <text:p text:style-name="P9"><text:span text:style-name="T8"/></text:p>
      <text:p text:style-name="P11"><text:span text:style-name="T8">Il sito archeologia.comune.fi.it utilizza una strategia diversa per mostrare i layer: i WMS. Questi consiste nell'ospitare i dati sul server e di servirli al client solamente al momento della visualizzazione, ma non sottoforma di complessi GEOJson contenenti un livello di definizione tale da coprire anche lo zoom più vicino (quindi enormi), ma di immagini png, adatte allo zoom corrente. In pratica, lo stesso meccanismo con cui OpenStreetMap serve i </text:span><text:span text:style-name="T4">tile</text:span><text:span text:style-name="T8"> che formano la mappa.</text:span></text:p>
      <text:p text:style-name="P11"><text:span text:style-name="T9">Noi, con la nostra app, possiamo interrogare gli stessi server WMS</text:span><text:span text:style-name="T8"><text:note text:id="ftn5" text:note-class="footnote"><text:note-citation>6</text:note-citation><text:note-body><text:p text:style-name="P3"><text:span text:style-name="T7">http://datigis.comune.fi.it/geoserver/wms</text:span></text:p><text:p text:style-name="P4"><text:span text:style-name="T7">oppure</text:span></text:p><text:p text:style-name="P4"><text:span text:style-name="T7">http://www.opengeo.eu:8080/geoserver/wms</text:span></text:p></text:note-body></text:note></text:span><text:span text:style-name="T9"> del sito archeologia.</text:span><text:span text:style-name="T11">comune.fi.it.</text:span></text:p>
      <text:p text:style-name="P10"><text:span text:style-name="T9">In questo modo, non abbiamo più bisogno di integrare pesanti GEOjson nell'app, e al contempo abbiamo </text:span><text:span text:style-name="T11">il</text:span><text:span text:style-name="T9"> vantaggio</text:span><text:span text:style-name="T11"> non banale</text:span><text:span text:style-name="T9"> di essere costantemente aggiornati con i dati del server: ogni modifica apportata alla fonte delle informazioni da chi mantiente il database, sarà immediatamente disponibile a tutti gli utenti dell'app.</text:span></text:p>
      <text:p text:style-name="P10"><text:span text:style-name="T9"/></text:p>
      <text:p text:style-name="P10"><text:span text:style-name="T9">Ma come rendere la mappa interattiva?</text:span></text:p>
      <text:p text:style-name="P10"><text:span text:style-name="T11">La tecnologia </text:span><text:span text:style-name="T9">WMS, servendo semplici tasselli .png, non si presta benissimo per creare mappe cliccabili. Esiste però una</text:span><text:span text:style-name="T11"> funzione, usata in alcune librerie javascript</text:span><text:span text:style-name="T9">, getFeatureInfo.........</text:span><text:span text:style-name="T10"> </text:span><text:span text:style-name="T9">&lt;&lt;Marchets&gt;&gt;</text:span></text:p>
      <text:p text:style-name="P10"><text:span text:style-name="T9"/></text:p>
      <text:p text:style-name="P10"><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io </meta:initial-creator>
    <meta:creation-date>2014-09-14T03:53:40</meta:creation-date>
    <dc:date>2014-09-14T05:11:30</dc:date>
    <dc:creator>emilio </dc:creator>
    <meta:editing-duration>PT46M27S</meta:editing-duration>
    <meta:editing-cycles>6</meta:editing-cycles>
    <meta:generator>LibreOffice/4.0.1.2$Linux_x86 LibreOffice_project/84102822e3d61eb989ddd325abf1ac077904985</meta:generator>
    <meta:document-statistic meta:table-count="0" meta:image-count="0" meta:object-count="0" meta:page-count="2" meta:paragraph-count="25" meta:word-count="765" meta:character-count="5182" meta:non-whitespace-character-count="4442"/>
  </office:meta>
</office:document-meta>
</file>